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1bd0" officeooo:paragraph-rsid="0009e4e5"/>
    </style:style>
    <style:style style:name="P2" style:family="paragraph" style:parent-style-name="Standard">
      <style:text-properties officeooo:rsid="00071bd0" officeooo:paragraph-rsid="000b6a0e"/>
    </style:style>
    <style:style style:name="P3" style:family="paragraph" style:parent-style-name="Standard">
      <style:text-properties officeooo:rsid="00071bd0" officeooo:paragraph-rsid="001306d5"/>
    </style:style>
    <style:style style:name="P4" style:family="paragraph" style:parent-style-name="Standard">
      <style:text-properties officeooo:rsid="00071bd0" officeooo:paragraph-rsid="00163ef6"/>
    </style:style>
    <style:style style:name="P5" style:family="paragraph" style:parent-style-name="Standard">
      <style:text-properties officeooo:rsid="00071bd0" officeooo:paragraph-rsid="000d5eb8"/>
    </style:style>
    <style:style style:name="P6" style:family="paragraph" style:parent-style-name="Standard">
      <style:text-properties officeooo:rsid="00071bd0" officeooo:paragraph-rsid="001aad69"/>
    </style:style>
    <style:style style:name="P7" style:family="paragraph" style:parent-style-name="Standard">
      <style:text-properties fo:color="#274e13" officeooo:rsid="0009e4e5" officeooo:paragraph-rsid="0009e4e5"/>
    </style:style>
    <style:style style:name="P8" style:family="paragraph" style:parent-style-name="Standard">
      <style:text-properties fo:font-weight="bold" officeooo:rsid="000b6a0e" officeooo:paragraph-rsid="000b6a0e" style:font-weight-asian="bold" style:font-weight-complex="bold"/>
    </style:style>
    <style:style style:name="P9" style:family="paragraph" style:parent-style-name="Standard">
      <style:text-properties officeooo:rsid="0009e4e5" officeooo:paragraph-rsid="0009e4e5"/>
    </style:style>
    <style:style style:name="P10" style:family="paragraph" style:parent-style-name="Standard">
      <style:text-properties officeooo:rsid="0009e4e5" officeooo:paragraph-rsid="000b6a0e"/>
    </style:style>
    <style:style style:name="P11" style:family="paragraph" style:parent-style-name="Standard">
      <style:text-properties officeooo:rsid="000b6a0e" officeooo:paragraph-rsid="000b6a0e"/>
    </style:style>
    <style:style style:name="P12" style:family="paragraph" style:parent-style-name="Standard">
      <style:text-properties officeooo:rsid="000b6a0e" officeooo:paragraph-rsid="0019056c"/>
    </style:style>
    <style:style style:name="P13" style:family="paragraph" style:parent-style-name="Standard">
      <style:text-properties officeooo:rsid="000b6a0e" officeooo:paragraph-rsid="001a2458"/>
    </style:style>
    <style:style style:name="P14" style:family="paragraph" style:parent-style-name="Standard">
      <style:text-properties officeooo:rsid="000b6a0e" officeooo:paragraph-rsid="001aad69"/>
    </style:style>
    <style:style style:name="P15" style:family="paragraph" style:parent-style-name="Standard" style:master-page-name="Standard">
      <style:paragraph-properties style:page-number="auto"/>
      <style:text-properties officeooo:rsid="00071bd0" officeooo:paragraph-rsid="00071bd0"/>
    </style:style>
    <style:style style:name="P16" style:family="paragraph" style:parent-style-name="Standard">
      <style:text-properties officeooo:rsid="0009e4e5" officeooo:paragraph-rsid="00163ef6"/>
    </style:style>
    <style:style style:name="P17" style:family="paragraph" style:parent-style-name="Standard">
      <style:text-properties fo:font-weight="bold" officeooo:rsid="000b6a0e" officeooo:paragraph-rsid="001aad69" style:font-weight-asian="bold" style:font-weight-complex="bold"/>
    </style:style>
    <style:style style:name="P18" style:family="paragraph" style:parent-style-name="Standard">
      <style:text-properties fo:font-weight="bold" officeooo:rsid="001306d5" officeooo:paragraph-rsid="001306d5" style:font-weight-asian="bold" style:font-weight-complex="bold"/>
    </style:style>
    <style:style style:name="P19" style:family="paragraph" style:parent-style-name="Standard">
      <style:text-properties officeooo:rsid="0019056c" officeooo:paragraph-rsid="0019056c"/>
    </style:style>
    <style:style style:name="P20" style:family="paragraph" style:parent-style-name="Standard">
      <style:text-properties officeooo:rsid="001d1adf" officeooo:paragraph-rsid="001d1adf"/>
    </style:style>
    <style:style style:name="P21" style:family="paragraph" style:parent-style-name="Standard">
      <style:text-properties officeooo:rsid="001e6461" officeooo:paragraph-rsid="001e64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6a0e" style:font-weight-asian="bold" style:font-weight-complex="bold"/>
    </style:style>
    <style:style style:name="T3" style:family="text">
      <style:text-properties fo:font-weight="bold" officeooo:rsid="000ec674" style:font-weight-asian="bold" style:font-weight-complex="bold"/>
    </style:style>
    <style:style style:name="T4" style:family="text">
      <style:text-properties fo:font-weight="bold" officeooo:rsid="000d5eb8" style:font-weight-asian="bold" style:font-weight-complex="bold"/>
    </style:style>
    <style:style style:name="T5" style:family="text">
      <style:text-properties fo:font-weight="bold" officeooo:rsid="001b8aed" style:font-weight-asian="bold" style:font-weight-complex="bold"/>
    </style:style>
    <style:style style:name="T6" style:family="text">
      <style:text-properties officeooo:rsid="0009e4e5"/>
    </style:style>
    <style:style style:name="T7" style:family="text">
      <style:text-properties officeooo:rsid="000b6a0e"/>
    </style:style>
    <style:style style:name="T8" style:family="text">
      <style:text-properties officeooo:rsid="001306d5"/>
    </style:style>
    <style:style style:name="T9" style:family="text">
      <style:text-properties officeooo:rsid="0014b3ca"/>
    </style:style>
    <style:style style:name="T10" style:family="text">
      <style:text-properties officeooo:rsid="00163ef6"/>
    </style:style>
    <style:style style:name="T11" style:family="text">
      <style:text-properties officeooo:rsid="00182796"/>
    </style:style>
    <style:style style:name="T12" style:family="text">
      <style:text-properties officeooo:rsid="0019056c"/>
    </style:style>
    <style:style style:name="T13" style:family="text">
      <style:text-properties officeooo:rsid="001a2458"/>
    </style:style>
    <style:style style:name="T14" style:family="text">
      <style:text-properties officeooo:rsid="001aad69"/>
    </style:style>
    <style:style style:name="T15" style:family="text">
      <style:text-properties officeooo:rsid="001b306b"/>
    </style:style>
    <style:style style:name="T16" style:family="text">
      <style:text-properties officeooo:rsid="001b8aed"/>
    </style:style>
    <style:style style:name="T17" style:family="text">
      <style:text-properties officeooo:rsid="001ce652"/>
    </style:style>
    <style:style style:name="T18" style:family="text">
      <style:text-properties officeooo:rsid="001d1a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User Storie</text:span><text:span text:style-name="T2">s</text:span></text:p>
      <text:p text:style-name="P7"/>
      <text:p text:style-name="P8">Story : Persisting the address book</text:p>
      <text:p text:style-name="P9">As a user </text:p>
      <text:p text:style-name="P9">I want to <text:span text:style-name="T9">save my address book information for future use</text:span></text:p>
      <text:p text:style-name="P9">So that I can use refer the information when I needed</text:p>
      <text:p text:style-name="P9"/>
      <text:p text:style-name="P9">Scenario : The user creates a new address book and contacts</text:p>
      <text:p text:style-name="P9"/>
      <text:p text:style-name="P9">Given I have entered new address book details and contacts</text:p>
      <text:p text:style-name="P9">When user press the save button</text:p>
      <text:p text:style-name="P9">Then the address book information should be persisted</text:p>
      <text:p text:style-name="P9"/>
      <text:p text:style-name="P9">Scenario : The user adds an address to the existing address book</text:p>
      <text:p text:style-name="P9"/>
      <text:p text:style-name="P4"><text:span text:style-name="T6">Given I have my address book </text:span><text:span text:style-name="T10">and new contacts to be added</text:span><text:span text:style-name="T7"> </text:span></text:p>
      <text:p text:style-name="P16">When user press the save button</text:p>
      <text:p text:style-name="P1"><text:span text:style-name="T6">Then the new contact should be ad</text:span><text:span text:style-name="T6">ded to the </text:span><text:span text:style-name="T7">given</text:span><text:span text:style-name="T6"> address book.</text:span></text:p>
      <text:p text:style-name="P9"/>
      <text:p text:style-name="P2"><text:span text:style-name="T6">Scenario : The user </text:span><text:span text:style-name="T7">provide incorrect address book details</text:span></text:p>
      <text:p text:style-name="P10"/>
      <text:p text:style-name="P2"><text:span text:style-name="T6">Given I have given</text:span><text:span text:style-name="T7"> incorrect address book information.</text:span></text:p>
      <text:p text:style-name="P10">When user press the save button</text:p>
      <text:p text:style-name="P10">Then <text:span text:style-name="T11">I should be notified about no data for the given name</text:span>.</text:p>
      <text:p text:style-name="P10"/>
      <text:p text:style-name="P10"/>
      <text:p text:style-name="P6"><text:span text:style-name="T2">Story : </text:span><text:span text:style-name="T5">Listing my contacts</text:span></text:p>
      <text:p text:style-name="P14">As a User</text:p>
      <text:p text:style-name="P14">I want to <text:span text:style-name="T14">list all my contacts in my address book</text:span></text:p>
      <text:p text:style-name="P14">So that I can <text:span text:style-name="T14">use them when I needed.</text:span></text:p>
      <text:p text:style-name="P14"/>
      <text:p text:style-name="P14">Given : I have given <text:span text:style-name="T15">my address book</text:span></text:p>
      <text:p text:style-name="P14">When : <text:span text:style-name="T15">I have contacts in my address book</text:span></text:p>
      <text:p text:style-name="P14">Then <text:s/>: <text:span text:style-name="T15">all the contacts</text:span> contacts should be <text:span text:style-name="T16">listed based on the name</text:span></text:p>
      <text:p text:style-name="P17"/>
      <text:p text:style-name="P17"/>
      <text:p text:style-name="P5"><text:span text:style-name="T2">Story : </text:span><text:span text:style-name="T3">O</text:span><text:span text:style-name="T4">btaining unique contacts</text:span><text:span text:style-name="T2"> </text:span></text:p>
      <text:p text:style-name="P11">As a User</text:p>
      <text:p text:style-name="P11">I want to compare two address books</text:p>
      <text:p text:style-name="P11">So that I can obtain the unique contacts. </text:p>
      <text:p text:style-name="P11"/>
      <text:p text:style-name="P11">Given : I have given two address books</text:p>
      <text:p text:style-name="P11">When : my address books have unique and non unique contacts</text:p>
      <text:p text:style-name="P11">Then <text:s/>: only the unique contacts should be listed</text:p>
      <text:p text:style-name="P11"/>
      <text:p text:style-name="P12">Given : I have given <text:span text:style-name="T12">one correct and one incorrect address books</text:span></text:p>
      <text:p text:style-name="P12">When : <text:span text:style-name="T12">I requested unique data in the books</text:span></text:p>
      <text:p text:style-name="P12">Then <text:s/>: <text:span text:style-name="T12">all the information in the correct address book should be listed. </text:span></text:p>
      <text:p text:style-name="P19"/>
      <text:p text:style-name="P13">Given : <text:span text:style-name="T13">I have given incorrect address books</text:span></text:p>
      <text:p text:style-name="P13">When : <text:span text:style-name="T12">I requested unique data in the books</text:span></text:p>
      <text:p text:style-name="P13"><text:span text:style-name="T12">Then <text:s/>: </text:span><text:span text:style-name="T13">no information should be listed</text:span><text:span text:style-name="T12">. </text:span></text:p>
      <text:p text:style-name="P18"><text:soft-page-break/>Assumptions</text:p>
      <text:p text:style-name="P3"><text:span text:style-name="T8">1<text:tab/>If the First name, Last Name, Home Number and Mobile number are matching </text:span><text:span text:style-name="T17">between two contacts</text:span><text:span text:style-name="T8">, there are considered to be matching </text:span><text:span text:style-name="T18">(equal)</text:span><text:span text:style-name="T8">contact</text:span><text:span text:style-name="T9">s. <text:s/></text:span></text:p>
      <text:p text:style-name="P20"/>
      <text:p text:style-name="P2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minda </meta:initial-creator>
    <meta:creation-date>2013-09-07T21:03:48</meta:creation-date>
    <dc:date>2013-09-19T04:11:16</dc:date>
    <dc:creator>chaminda </dc:creator>
    <meta:editing-duration>PT46M50S</meta:editing-duration>
    <meta:editing-cycles>19</meta:editing-cycles>
    <meta:generator>LibreOffice/4.0.2.2$Linux_X86_64 LibreOffice_project/400m0$Build-2</meta:generator>
    <meta:document-statistic meta:table-count="0" meta:image-count="0" meta:object-count="0" meta:page-count="2" meta:paragraph-count="40" meta:word-count="337" meta:character-count="1791" meta:non-whitespace-character-count="1480"/>
  </office:meta>
</office:document-meta>
</file>